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5.092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  <style:style style:name="ce3" style:family="table-cell" style:parent-style-name="Default">
      <style:text-properties style:text-underline-style="solid" style:text-underline-width="auto" style:text-underline-color="font-color"/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e\Ev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PlugOut</text:p>
          </table:table-cell>
          <table:table-cell office:value-type="string" calcext:value-type="string">
            <text:p>CableIn</text:p>
          </table:table-cell>
          <table:table-cell office:value-type="string" calcext:value-type="string">
            <text:p>CableOut</text:p>
          </table:table-cell>
          <table:table-cell office:value-type="string" calcext:value-type="string">
            <text:p>TagSeen</text:p>
          </table:table-cell>
          <table:table-cell office:value-type="string" calcext:value-type="string">
            <text:p>SameTagSeen</text:p>
          </table:table-cell>
          <table:table-cell office:value-type="string" calcext:value-type="string">
            <text:p>AuthSuccess</text:p>
          </table:table-cell>
          <table:table-cell office:value-type="string" calcext:value-type="string">
            <text:p>AuthFail</text:p>
          </table:table-cell>
          <table:table-cell office:value-type="string" calcext:value-type="string">
            <text:p>StartTxnNotAccepted</text:p>
          </table:table-cell>
          <table:table-cell office:value-type="string" calcext:value-type="string">
            <text:p>StopCallback</text:p>
          </table:table-cell>
          <table:table-cell office:value-type="string" calcext:value-type="string">
            <text:p>TagDeadlineElapsed</text:p>
          </table:table-cell>
          <table:table-cell office:value-type="string" calcext:value-type="string">
            <text:p>CableDeadlineElapsed</text:p>
          </table:table-cell>
          <table:table-cell office:value-type="string" calcext:value-type="string">
            <text:p>ChangeToUnavail</text:p>
          </table:table-cell>
          <table:table-cell office:value-type="string" calcext:value-type="string">
            <text:p>ChangeToAvail</text:p>
          </table:table-cell>
          <table:table-cell office:value-type="string" calcext:value-type="string">
            <text:p>RemoteStartTransactionAuthd</text:p>
          </table:table-cell>
          <table:table-cell office:value-type="string" calcext:value-type="string">
            <text:p>RemoteStopTransaction</text:p>
          </table:table-cell>
          <table:table-cell office:value-type="string" calcext:value-type="string">
            <text:p>UnlockConnector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AUTH_START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AUTH_START_NO_PLUG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IDLE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IDLE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NO_CABLE_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AUTH_START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PLU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UNAVAILABLE</text:p>
          </table:table-cell>
          <table:table-cell table:number-columns-repeated="4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number-columns-repeated="4" table:style-name="ce2" office:value-type="string" calcext:value-type="string">
            <text:p>###</text:p>
          </table:table-cell>
          <table:table-cell/>
        </table:table-row>
        <table:table-row table:style-name="ro1">
          <table:table-cell/>
          <table:table-cell table:style-name="ce2" table:number-columns-repeated="17"/>
          <table:table-cell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AUTH_STOP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/>
        </table:table-row>
        <table:table-row table:style-name="ro1">
          <table:table-cell office:value-type="string" calcext:value-type="string">
            <text:p>AUTH_STOP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/>
        </table:table-row>
        <table:table-row table:style-name="ro1">
          <table:table-cell/>
          <table:table-cell table:style-name="ce2" table:number-columns-repeated="17"/>
          <table:table-cell/>
        </table:table-row>
        <table:table-row table:style-name="ro1">
          <table:table-cell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AUTH_START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FINISHING_NO_CABLE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/>
        </table:table-row>
        <table:table-row table:style-name="ro1">
          <table:table-cell office:value-type="string" calcext:value-type="string">
            <text:p>FINISHING_NO_SAME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13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3" table:style-name="ce2" office:value-type="string" calcext:value-type="string">
            <text:p>###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lugged in</text:p>
          </table:table-cell>
          <table:table-cell office:value-type="string" calcext:value-type="string">
            <text:p>Cable in</text:p>
          </table:table-cell>
          <table:table-cell office:value-type="string" calcext:value-type="string">
            <text:p>Same Tag Avail</text:p>
          </table:table-cell>
          <table:table-cell office:value-type="string" calcext:value-type="string">
            <text:p>Auth in Flight</text:p>
          </table:table-cell>
          <table:table-cell office:value-type="string" calcext:value-type="string">
            <text:p>Authorized</text:p>
          </table:table-cell>
          <table:table-cell office:value-type="string" calcext:value-type="string">
            <text:p>Send on enter (depending on old state)</text:p>
          </table:table-cell>
          <table:table-cell office:value-type="string" calcext:value-type="string">
            <text:p>Connector Locked</text:p>
          </table:table-cell>
          <table:table-cell office:value-type="string" calcext:value-type="string">
            <text:p>Set Tag Deadline</text:p>
          </table:table-cell>
          <table:table-cell office:value-type="string" calcext:value-type="string">
            <text:p>Set Cable Deadline</text:p>
          </table:table-cell>
          <table:table-cell office:value-type="string" calcext:value-type="string">
            <text:p>Clear TXN ID</text:p>
          </table:table-cell>
          <table:table-cell office:value-type="string" calcext:value-type="string">
            <text:p>Deauth = !(Same Tag Avail)</text:p>
          </table:table-cell>
          <table:table-cell office:value-type="string" calcext:value-type="string">
            <text:p>ApplyStateBitm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1] = &quot;Y&quot;;32;0) + IF([.I21] = &quot;Y&quot;;16;0) + IF([.J21] = &quot;Y&quot;;8;0) + IF([.K21] = &quot;Y&quot;;4;0) + IF([.L21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_NO_TAG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formula="of:=IF([.H22] = &quot;Y&quot;;32;0) + IF([.I22] = &quot;Y&quot;;16;0) + IF([.J22] = &quot;Y&quot;;8;0) + IF([.K22] = &quot;Y&quot;;4;0) + IF([.L22] = &quot;Y&quot;;2;0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T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3] = &quot;Y&quot;;32;0) + IF([.I23] = &quot;Y&quot;;16;0) + IF([.J23] = &quot;Y&quot;;8;0) + IF([.K23] = &quot;Y&quot;;4;0) + IF([.L23] = &quot;Y&quot;;2;0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PLU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4] = &quot;Y&quot;;32;0) + IF([.I24] = &quot;Y&quot;;16;0) + IF([.J24] = &quot;Y&quot;;8;0) + IF([.K24] = &quot;Y&quot;;4;0) + IF([.L24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5] = &quot;Y&quot;;32;0) + IF([.I25] = &quot;Y&quot;;16;0) + IF([.J25] = &quot;Y&quot;;8;0) + IF([.K25] = &quot;Y&quot;;4;0) + IF([.L25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6] = &quot;Y&quot;;32;0) + IF([.I26] = &quot;Y&quot;;16;0) + IF([.J26] = &quot;Y&quot;;8;0) + IF([.K26] = &quot;Y&quot;;4;0) + IF([.L26] = &quot;Y&quot;;2;0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PLU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7] = &quot;Y&quot;;32;0) + IF([.I27] = &quot;Y&quot;;16;0) + IF([.J27] = &quot;Y&quot;;8;0) + IF([.K27] = &quot;Y&quot;;4;0) + IF([.L27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8] = &quot;Y&quot;;32;0) + IF([.I28] = &quot;Y&quot;;16;0) + IF([.J28] = &quot;Y&quot;;8;0) + IF([.K28] = &quot;Y&quot;;4;0) + IF([.L28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29] = &quot;Y&quot;;32;0) + IF([.I29] = &quot;Y&quot;;16;0) + IF([.J29] = &quot;Y&quot;;8;0) + IF([.K29] = &quot;Y&quot;;4;0) + IF([.L29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StartTxn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0] = &quot;Y&quot;;32;0) + IF([.I30] = &quot;Y&quot;;16;0) + IF([.J30] = &quot;Y&quot;;8;0) + IF([.K30] = &quot;Y&quot;;4;0) + IF([.L30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OP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1] = &quot;Y&quot;;32;0) + IF([.I31] = &quot;Y&quot;;16;0) + IF([.J31] = &quot;Y&quot;;8;0) + IF([.K31] = &quot;Y&quot;;4;0) + IF([.L31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32] = &quot;Y&quot;;32;0) + IF([.I32] = &quot;Y&quot;;16;0) + IF([.J32] = &quot;Y&quot;;8;0) + IF([.K32] = &quot;Y&quot;;4;0) + IF([.L32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UNLOCK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3] = &quot;Y&quot;;32;0) + IF([.I33] = &quot;Y&quot;;16;0) + IF([.J33] = &quot;Y&quot;;8;0) + IF([.K33] = &quot;Y&quot;;4;0) + IF([.L33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UNLOCKED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4] = &quot;Y&quot;;32;0) + IF([.I34] = &quot;Y&quot;;16;0) + IF([.J34] = &quot;Y&quot;;8;0) + IF([.K34] = &quot;Y&quot;;4;0) + IF([.L34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LOCK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5] = &quot;Y&quot;;32;0) + IF([.I35] = &quot;Y&quot;;16;0) + IF([.J35] = &quot;Y&quot;;8;0) + IF([.K35] = &quot;Y&quot;;4;0) + IF([.L35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SAME_TAG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 Deauth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6] = &quot;Y&quot;;32;0) + IF([.I36] = &quot;Y&quot;;16;0) + IF([.J36] = &quot;Y&quot;;8;0) + IF([.K36] = &quot;Y&quot;;4;0) + IF([.L36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7] = &quot;Y&quot;;32;0) + IF([.I37] = &quot;Y&quot;;16;0) + IF([.J37] = &quot;Y&quot;;8;0) + IF([.K37] = &quot;Y&quot;;4;0) + IF([.L37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ConfigToChe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STOP_TXN_INVALID_TAG</text:p>
          </table:table-cell>
          <table:table-cell office:value-type="string" calcext:value-type="string">
            <text:p>StopTransactionOnInvalidId</text:p>
          </table:table-cell>
          <table:table-cell office:value-type="string" calcext:value-type="string">
            <text:p>FINISHING_NO_SAME_TAG</text:p>
          </table:table-cell>
          <table:table-cell office:value-type="string" calcext:value-type="string">
            <text:p>TRANSACTION (set invalid id flag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UNLOCK_ON_EV_DISC</text:p>
          </table:table-cell>
          <table:table-cell office:value-type="string" calcext:value-type="string">
            <text:p>UnlockConnectorOnEvSideDisconnect</text:p>
          </table:table-cell>
          <table:table-cell office:value-type="string" calcext:value-type="string">
            <text:p>FINISHING_NO_CABLE_UNLOCKED</text:p>
          </table:table-cell>
          <table:table-cell office:value-type="string" calcext:value-type="string">
            <text:p>FINISHING_NO_CABLE_LOCK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_UNAVAIL_SCHEDULED_FLAG</text:p>
          </table:table-cell>
          <table:table-cell office:value-type="string" calcext:value-type="string">
            <text:p>This just sets the unavailable scheduled flag. Every transition to an unlocked state checks this flag and if it is set, transitions to unavailable instead.</text:p>
          </table:table-cell>
          <table:table-cell table:number-columns-repeated="17"/>
        </table:table-row>
        <calcext:conditional-formats>
          <calcext:conditional-format calcext:target-range-address="Sheet1.B2:Sheet1.R18">
            <calcext:condition calcext:apply-style-name="Footnote" calcext:value="=[.$A2]" calcext:base-cell-address="Sheet1.B2"/>
            <calcext:condition calcext:apply-style-name="Bad" calcext:value="formula-is(ISNA(MATCH([.B2];[.$A$2:.$A$50];0)))" calcext:base-cell-address="Sheet1.B2"/>
            <calcext:condition calcext:apply-style-name="Footnote" calcext:value="=&quot;###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0:27:44.121290848</meta:creation-date>
    <dc:date>2022-07-26T12:45:03.347775790</dc:date>
    <meta:editing-duration>PT14H32M21S</meta:editing-duration>
    <meta:editing-cycles>16</meta:editing-cycles>
    <meta:generator>LibreOffice/7.3.5.2$Linux_X86_64 LibreOffice_project/30$Build-2</meta:generator>
    <meta:document-statistic meta:table-count="1" meta:cell-count="511" meta:object-count="0"/>
  </office:meta>
</office:document-meta>
</file>